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1" calcext:value-type="float">
            <text:p>971</text:p>
          </table:table-cell>
          <table:table-cell table:style-name="ce7" table:formula="of:=COUNTIF([.B7:.B1095];&quot;X&quot;)" office:value-type="float" office:value="832" calcext:value-type="float">
            <text:p>832</text:p>
          </table:table-cell>
          <table:table-cell table:style-name="ce7" table:formula="of:=COUNTIF([.C7:.C1095];&quot;X&quot;)" office:value-type="float" office:value="17" calcext:value-type="float">
            <text:p>17</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0" calcext:value-type="float">
            <text:p>110</text:p>
          </table:table-cell>
          <table:table-cell table:style-name="ce25" table:formula="of:=SUM([.B2:.F2])" office:value-type="float" office:value="1032" calcext:value-type="float">
            <text:p>10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3" table:number-rows-repeated="7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09">00/00/0000</text:date>, <text:time style:data-style-name="N2" text:time-value="19:49:04.19216189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09T19:49:27.669730030</dc:date>
    <meta:editing-duration>P1DT2H48M32S</meta:editing-duration>
    <meta:editing-cycles>969</meta:editing-cycles>
    <meta:document-statistic meta:table-count="1" meta:cell-count="5850" meta:object-count="0"/>
  </office:meta>
</office:document-meta>
</file>